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text-properties fo:font-weight="bold" officeooo:rsid="002460f4" officeooo:paragraph-rsid="002460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10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Standard">
      <style:text-properties officeooo:rsid="001ca754" officeooo:paragraph-rsid="001b6727"/>
    </style:style>
    <style:style style:name="P14" style:family="paragraph" style:parent-style-name="Standard">
      <style:paragraph-properties fo:text-align="start" style:justify-single-word="false"/>
      <style:text-properties officeooo:rsid="00204310" officeooo:paragraph-rsid="00204310"/>
    </style:style>
    <style:style style:name="P15" style:family="paragraph" style:parent-style-name="Standard">
      <style:text-properties officeooo:rsid="001f22da" officeooo:paragraph-rsid="001f22da"/>
    </style:style>
    <style:style style:name="P16" style:family="paragraph" style:parent-style-name="Standard">
      <style:text-properties officeooo:rsid="002460f4" officeooo:paragraph-rsid="002460f4"/>
    </style:style>
    <style:style style:name="P17" style:family="paragraph" style:parent-style-name="Standard">
      <style:text-properties officeooo:rsid="0025f845" officeooo:paragraph-rsid="0025f845"/>
    </style:style>
    <style:style style:name="P18" style:family="paragraph" style:parent-style-name="Standard">
      <style:text-properties officeooo:rsid="002bbf84" officeooo:paragraph-rsid="002bbf84"/>
    </style:style>
    <style:style style:name="P19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20" style:family="paragraph" style:parent-style-name="Preformatted_20_Text">
      <style:text-properties officeooo:rsid="002460f4" officeooo:paragraph-rsid="002460f4"/>
    </style:style>
    <style:style style:name="P21" style:family="paragraph" style:parent-style-name="Text_20_body">
      <style:text-properties fo:background-color="#ffffff"/>
    </style:style>
    <style:style style:name="P22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23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5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6" style:family="paragraph" style:parent-style-name="Heading_20_1">
      <style:text-properties officeooo:rsid="001ca754" officeooo:paragraph-rsid="001ca754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Preformatted_20_Text">
      <style:paragraph-properties fo:margin-top="0in" fo:margin-bottom="0.1965in" style:contextual-spacing="false"/>
      <style:text-properties officeooo:rsid="00279b29" officeooo:paragraph-rsid="00279b29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rsid="002bbf84" officeooo:paragraph-rsid="002bbf84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rsid="002c92b7" officeooo:paragraph-rsid="002c92b7"/>
    </style:style>
    <style:style style:name="P31" style:family="paragraph" style:parent-style-name="Text_20_body">
      <style:paragraph-properties fo:margin-top="0in" fo:margin-bottom="0.1965in" style:contextual-spacing="false"/>
      <style:text-properties fo:font-weight="normal" officeooo:rsid="00279b29" officeooo:paragraph-rsid="00279b29" style:font-weight-asian="normal" style:font-weight-complex="normal"/>
    </style:style>
    <style:style style:name="P32" style:family="paragraph" style:parent-style-name="Text_20_body">
      <style:paragraph-properties fo:margin-top="0in" fo:margin-bottom="0.1965in" style:contextual-spacing="false"/>
      <style:text-properties fo:font-weight="normal" officeooo:rsid="002f6bc6" officeooo:paragraph-rsid="002f6bc6" style:font-weight-asian="normal" style:font-weight-complex="normal"/>
    </style:style>
    <style:style style:name="P33" style:family="paragraph" style:parent-style-name="Text_20_body">
      <style:text-properties officeooo:rsid="002f6bc6" officeooo:paragraph-rsid="002f6bc6"/>
    </style:style>
    <style:style style:name="P34" style:family="paragraph" style:parent-style-name="Text_20_body" style:list-style-name="L1"/>
    <style:style style:name="P35" style:family="paragraph" style:parent-style-name="Text_20_body" style:list-style-name="L6"/>
    <style:style style:name="P36" style:family="paragraph" style:parent-style-name="Text_20_body" style:list-style-name="L3">
      <style:paragraph-properties fo:margin-top="0in" fo:margin-bottom="0in" style:contextual-spacing="false"/>
    </style:style>
    <style:style style:name="P37" style:family="paragraph" style:parent-style-name="Text_20_body" style:list-style-name="L4">
      <style:paragraph-properties fo:margin-top="0in" fo:margin-bottom="0in" style:contextual-spacing="false"/>
    </style:style>
    <style:style style:name="P38" style:family="paragraph" style:parent-style-name="Text_20_body" style:list-style-name="L5">
      <style:paragraph-properties fo:margin-top="0in" fo:margin-bottom="0in" style:contextual-spacing="false"/>
    </style:style>
    <style:style style:name="P39" style:family="paragraph" style:parent-style-name="Preformatted_20_Text">
      <style:paragraph-properties fo:margin-top="0in" fo:margin-bottom="0.1965in" style:contextual-spacing="false"/>
      <style:text-properties fo:font-weight="bold" officeooo:rsid="00279b29" officeooo:paragraph-rsid="00279b29" style:font-weight-asian="bold" style:font-weight-complex="bold"/>
    </style:style>
    <style:style style:name="P40" style:family="paragraph" style:parent-style-name="Preformatted_20_Text">
      <style:paragraph-properties fo:margin-top="0in" fo:margin-bottom="0.1965in" style:contextual-spacing="false"/>
      <style:text-properties officeooo:rsid="002c92b7" officeooo:paragraph-rsid="002c92b7"/>
    </style:style>
    <style:style style:name="P41" style:family="paragraph" style:parent-style-name="Preformatted_20_Text">
      <style:paragraph-properties fo:margin-top="0in" fo:margin-bottom="0.1965in" style:contextual-spacing="false"/>
      <style:text-properties fo:font-weight="normal" officeooo:rsid="00314206" officeooo:paragraph-rsid="00314206" style:font-weight-asian="normal" style:font-weight-complex="normal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e2b06"/>
    </style:style>
    <style:style style:name="T11" style:family="text">
      <style:text-properties fo:font-size="12pt"/>
    </style:style>
    <style:style style:name="T12" style:family="text">
      <style:text-properties style:font-size-asian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9">sudo apt-get install unity-tweak-tool</text:p>
      <text:p text:style-name="P9">安装Gnome Tweak Tool</text:p>
      <text:p text:style-name="P9">sudo apt-get install gnome-tweak-tool</text:p>
      <text:p text:style-name="P9">安装GTK</text:p>
      <text:p text:style-name="P19">sudo add-apt-repository ppa:numix/ppa</text:p>
      <text:p text:style-name="P19">sudo apt-get update &amp;&amp; sudo apt-get install numix-gtk-theme</text:p>
      <text:p text:style-name="P9">图标</text:p>
      <text:p text:style-name="P19">sudo apt-add-repository ppa:numix/ppasudo apt-get updatesudo apt-get install numix-icon-theme-circle</text:p>
      <text:p text:style-name="P9"/>
      <text:p text:style-name="P9"><text:a xlink:type="simple" xlink:href="http://linux.cn/article-3082-1.html">http://linux.cn/article-3082-1.html</text:a></text:p>
      <text:p text:style-name="P9"/>
      <text:p text:style-name="P7">gimp安装 <text:s/>图形处理软件</text:p>
      <text:p text:style-name="P11">sudo apt-get install gimp</text:p>
      <text:p text:style-name="P9"/>
      <text:p text:style-name="P6">phpstorm安装</text:p>
      <text:p text:style-name="P10"><text:a xlink:type="simple" xlink:href="http://blog.sina.com.cn/s/blog_68431a3b0102v4zn.html">http://blog.sina.com.cn/s/blog_68431a3b0102v4zn.html</text:a></text:p>
      <text:p text:style-name="P10">注册码验证</text:p>
      <text:p text:style-name="P14">license 下输入http://idea.lanyus.com/</text:p>
      <text:p text:style-name="P10"><text:soft-page-break/>http://weibo.com/2095522781/D2cE3fSmd?from=singleweibo&amp;mod=recommand_weibo&amp;type=comment#_loginLayer_1448344600881</text:p>
      <text:p text:style-name="P4"><text:span text:style-name="Emphasis"/></text:p>
      <text:p text:style-name="P2"><text:tab/></text:p>
      <text:p text:style-name="P13"/>
      <text:h text:style-name="P26" text:outline-level="1"><text:a xlink:type="simple" xlink:href="http://blog.csdn.net/rebelqsp/article/details/21548969"><text:span text:style-name="T7">ubuntu下Pycharm安装及配置</text:span></text:a><text:a xlink:type="simple" xlink:href="http://blog.csdn.net/rebelqsp/article/details/21548969"><text:span text:style-name="T8"> </text:span></text:a></text:h>
      <text:p text:style-name="P22"/>
      <text:section text:style-name="Sect1" text:name="article_content">
        <text:p text:style-name="P21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24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到当前目录</text:span></text:p>
        <text:p text:style-name="P24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5">user name: EMBRACE</text:p>
        <text:p text:style-name="P23">key:<text:line-break/>14203-12042010<text:line-break/>0000107Iq75C621P7X1SFnpJDivKnX<text:line-break/>6zcwYOYaGK3euO3ehd1MiTT"2!Jny8<text:line-break/>bff9VcTSJk7sRDLqKRVz1XGKbMqw3G</text:p>
        <text:p text:style-name="P23"/>
      </text:section>
      <text:p text:style-name="P12"/>
      <text:p text:style-name="P15"><text:a xlink:type="simple" xlink:href="http://blog.csdn.net/rebelqsp/article/details/21548969">http://blog.csdn.net/rebelqsp/article/details/21548969</text:a></text:p>
      <text:p text:style-name="P15"/>
      <text:p text:style-name="P15"/>
      <text:p text:style-name="P15"/>
      <text:p text:style-name="P8">安装MySQL</text:p>
      <text:p text:style-name="P17">mysql -u root -p进入mysql模式</text:p>
      <text:p text:style-name="P16"><text:a xlink:type="simple" xlink:href="http://wiki.ubuntu.org.cn/MySQL安装指南">http://wiki.ubuntu.org.cn/MySQL%E5%AE%89%E8%A3%85%E6%8C%87%E5%8D%97</text:a></text:p>
      <text:p text:style-name="P16"/>
      <text:p text:style-name="P16"/>
      <text:p text:style-name="P20"><text:span text:style-name="T9">了解决端口占用问题</text:span>，　我们可以通过端口查找进程，　再通过该进程的ＰＩＤ来杀掉该进程。</text:p>
      <text:p text:style-name="P27">(ps:sudo表示以管理员身份执行命令)</text:p>
      <text:p text:style-name="P27">１. 根据端口查找进程</text:p>
      <text:p text:style-name="P27">sudo lsof -i:端口号</text:p>
      <text:p text:style-name="P27">２. 杀掉进程</text:p>
      <text:p text:style-name="P27">sudo kill PID号</text:p>
      <text:p text:style-name="P30">kill -9 pid号</text:p>
      <text:p text:style-name="P30"/>
      <text:p text:style-name="P30"/>
      <text:p text:style-name="P30"/>
      <text:p text:style-name="P39"><text:soft-page-break/>thrift探究</text:p>
      <text:p text:style-name="P31"><text:s/><text:span text:style-name="T10">( </text:span>1）书写.thrift文件</text:p>
      <text:p text:style-name="P32"><text:s text:c="2"/>struct Student{</text:p>
      <text:p text:style-name="P32"><text:s text:c="6"/>1:i32 sno,</text:p>
      <text:p text:style-name="P32"><text:s text:c="7"/>2:string sname,</text:p>
      <text:p text:style-name="P32"><text:s text:c="5"/>3:bool ssex,</text:p>
      <text:p text:style-name="P32"><text:s text:c="7"/>4:i16 sage,</text:p>
      <text:p text:style-name="P32"><text:s text:c="3"/>}</text:p>
      <text:p text:style-name="P32"><text:s text:c="3"/></text:p>
      <text:p text:style-name="P32"><text:s text:c="3"/>service Serv{</text:p>
      <text:p text:style-name="P32"><text:s text:c="7"/>void put(1:Student s),</text:p>
      <text:p text:style-name="P32"><text:s text:c="2"/>}</text:p>
      <text:p text:style-name="Text_20_body">（2）生成cpp文件</text:p>
      <text:p text:style-name="P33"><text:tab/>thrift -r –gen cpp student.thrift</text:p>
      <text:p text:style-name="Text_20_body">（3）编写客户端</text:p>
      <text:list xml:id="list1272579700591075307" text:style-name="L1">
        <text:list-item>
          <text:p text:style-name="P34"><text:span text:style-name="T11">#include "Serv.h"  // </text:span><text:span text:style-name="T12">替换成你的</text:span><text:span text:style-name="T11">.h </text:span></text:p>
        </text:list-item>
        <text:list-item>
          <text:p text:style-name="P34">    <text:span text:style-name="T11">transport-&gt;open();  </text:span></text:p>
        </text:list-item>
      </text:list>
      <text:list xml:id="list6357674976468556768" text:style-name="L3">
        <text:list-item>
          <text:p text:style-name="P36">  </text:p>
        </text:list-item>
      </text:list>
      <text:list xml:id="list3374135666070106930" text:style-name="L4">
        <text:list-item>
          <text:p text:style-name="P37">    <text:span text:style-name="T11">// </text:span><text:span text:style-name="T12">我们的代码写在这里  </text:span></text:p>
        </text:list-item>
      </text:list>
      <text:list xml:id="list2457118799826292392" text:style-name="L5">
        <text:list-item>
          <text:p text:style-name="P38">  </text:p>
        </text:list-item>
      </text:list>
      <text:list xml:id="list4857001205260449784" text:style-name="L6">
        <text:list-item>
          <text:p text:style-name="P35">    <text:span text:style-name="T11">transport-&gt;close();  </text:span></text:p>
        </text:list-item>
      </text:list>
      <text:p text:style-name="Text_20_body">（4）编译cpp文件并执行</text:p>
      <text:p text:style-name="P41">编写Makefile</text:p>
      <text:p text:style-name="P41">1 </text:p>
      <text:p text:style-name="P41"><text:s text:c="2"/>2 GEN_SRC=Serv.cpp student_types.cpp student_constants.cpp</text:p>
      <text:p text:style-name="P41"><text:s text:c="2"/>3 default: server client</text:p>
      <text:p text:style-name="P41"><text:s text:c="2"/>4 </text:p>
      <text:p text:style-name="P41"><text:soft-page-break/><text:s text:c="2"/>5 server: Serv_server.skeleton.cpp</text:p>
      <text:p text:style-name="P41"><text:s text:c="2"/>6 <text:s text:c="4"/>g++ <text:s/>${GEN_SRC} Serv_server.skeleton.cpp -lthrift -o server</text:p>
      <text:p text:style-name="P41"><text:s text:c="2"/>7 client: client.cpp</text:p>
      <text:p text:style-name="P41"><text:s text:c="2"/>8 <text:s text:c="4"/>g++ <text:s/>${GEN_SRC} client.cpp -lthrift <text:s/>-o client</text:p>
      <text:p text:style-name="P41"><text:s text:c="2"/>9 </text:p>
      <text:p text:style-name="P41"><text:s/>10 clean:</text:p>
      <text:p text:style-name="P41"><text:s/>11 <text:s text:c="4"/>rm server client</text:p>
      <text:p text:style-name="P28">http://blog.csdn.net/hbuxiaoshe/article/details/6558391/</text:p>
      <text:p text:style-name="P28"/>
      <text:p text:style-name="P29">多中语言客户端的thrift案例</text:p>
      <text:p text:style-name="P18">http://blog.163.com/zhangjie_0303/blog/static/990827062014031102265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6-01-04T15:57:51.373923299</dc:date>
    <meta:editing-duration>PT7H1M16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4" meta:paragraph-count="93" meta:word-count="591" meta:character-count="2795" meta:non-whitespace-character-count="2532"/>
  </office:meta>
</office:document-meta>
</file>